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2319in"/>
    </style:style>
    <style:style style:name="Table1.B" style:family="table-column">
      <style:table-column-properties style:column-width="5.4611in"/>
    </style:style>
    <style:style style:name="Table1.A1" style:family="table-cell">
      <style:table-cell-properties style:vertical-align="middle" fo:padding="0in" fo:border="none"/>
    </style:style>
    <style:style style:name="P1" style:family="paragraph" style:parent-style-name="Table_20_Contents">
      <style:paragraph-properties fo:margin-top="0in" fo:margin-bottom="0.1965in" loext:contextual-spacing="false"/>
    </style:style>
    <style:style style:name="P2" style:family="paragraph" style:parent-style-name="Text_20_body">
      <style:text-properties officeooo:paragraph-rsid="000af6d4"/>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7"/>
    <style:style style:name="P6" style:family="paragraph" style:parent-style-name="Text_20_body" style:list-style-name="L7">
      <style:text-properties officeooo:paragraph-rsid="0028f61b"/>
    </style:style>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text-properties officeooo:paragraph-rsid="0010248e"/>
    </style:style>
    <style:style style:name="P18" style:family="paragraph" style:parent-style-name="Text_20_body">
      <style:text-properties officeooo:paragraph-rsid="001241e0"/>
    </style:style>
    <style:style style:name="P19" style:family="paragraph" style:parent-style-name="Text_20_body" style:list-style-name="L19">
      <style:text-properties officeooo:paragraph-rsid="0028f61b"/>
    </style:style>
    <style:style style:name="P20" style:family="paragraph" style:parent-style-name="Text_20_body">
      <style:text-properties officeooo:paragraph-rsid="0028f61b"/>
    </style:style>
    <style:style style:name="P21" style:family="paragraph" style:parent-style-name="Text_20_body" style:list-style-name="L1">
      <style:paragraph-properties fo:margin-top="0in" fo:margin-bottom="0in" loext:contextual-spacing="false"/>
    </style:style>
    <style:style style:name="P22" style:family="paragraph" style:parent-style-name="Text_20_body" style:list-style-name="L2">
      <style:paragraph-properties fo:margin-top="0in" fo:margin-bottom="0in" loext:contextual-spacing="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text-properties officeooo:paragraph-rsid="001dbb89"/>
    </style:style>
    <style:style style:name="P25" style:family="paragraph" style:parent-style-name="Text_20_body" style:list-style-name="L7">
      <style:paragraph-properties fo:margin-top="0in" fo:margin-bottom="0in" loext:contextual-spacing="false"/>
      <style:text-properties officeooo:paragraph-rsid="0028f61b"/>
    </style:style>
    <style:style style:name="P26" style:family="paragraph" style:parent-style-name="Text_20_body" style:list-style-name="L8">
      <style:paragraph-properties fo:margin-top="0in" fo:margin-bottom="0in" loext:contextual-spacing="false"/>
    </style:style>
    <style:style style:name="P27" style:family="paragraph" style:parent-style-name="Text_20_body" style:list-style-name="L9">
      <style:paragraph-properties fo:margin-top="0in" fo:margin-bottom="0in" loext:contextual-spacing="false"/>
    </style:style>
    <style:style style:name="P28" style:family="paragraph" style:parent-style-name="Text_20_body" style:list-style-name="L10">
      <style:paragraph-properties fo:margin-top="0in" fo:margin-bottom="0in" loext:contextual-spacing="false"/>
    </style:style>
    <style:style style:name="P29" style:family="paragraph" style:parent-style-name="Text_20_body" style:list-style-name="L11">
      <style:paragraph-properties fo:margin-top="0in" fo:margin-bottom="0in" loext:contextual-spacing="false"/>
    </style:style>
    <style:style style:name="P30" style:family="paragraph" style:parent-style-name="Text_20_body" style:list-style-name="L12">
      <style:paragraph-properties fo:margin-top="0in" fo:margin-bottom="0in" loext:contextual-spacing="false"/>
    </style:style>
    <style:style style:name="P31" style:family="paragraph" style:parent-style-name="Text_20_body" style:list-style-name="L13">
      <style:paragraph-properties fo:margin-top="0in" fo:margin-bottom="0in" loext:contextual-spacing="false"/>
    </style:style>
    <style:style style:name="P32" style:family="paragraph" style:parent-style-name="Text_20_body" style:list-style-name="L14">
      <style:paragraph-properties fo:margin-top="0in" fo:margin-bottom="0in" loext:contextual-spacing="false"/>
    </style:style>
    <style:style style:name="P33" style:family="paragraph" style:parent-style-name="Text_20_body" style:list-style-name="L15">
      <style:paragraph-properties fo:margin-top="0in" fo:margin-bottom="0in" loext:contextual-spacing="false"/>
    </style:style>
    <style:style style:name="P34" style:family="paragraph" style:parent-style-name="Text_20_body" style:list-style-name="L16">
      <style:paragraph-properties fo:margin-top="0in" fo:margin-bottom="0in" loext:contextual-spacing="false"/>
    </style:style>
    <style:style style:name="P35" style:family="paragraph" style:parent-style-name="Text_20_body" style:list-style-name="L17">
      <style:paragraph-properties fo:margin-top="0in" fo:margin-bottom="0in" loext:contextual-spacing="false"/>
    </style:style>
    <style:style style:name="P36" style:family="paragraph" style:parent-style-name="Text_20_body" style:list-style-name="L18">
      <style:paragraph-properties fo:margin-top="0in" fo:margin-bottom="0in" loext:contextual-spacing="false"/>
    </style:style>
    <style:style style:name="P37" style:family="paragraph" style:parent-style-name="Text_20_body" style:list-style-name="L19">
      <style:paragraph-properties fo:margin-top="0in" fo:margin-bottom="0in" loext:contextual-spacing="false"/>
      <style:text-properties officeooo:paragraph-rsid="0028f61b"/>
    </style:style>
    <style:style style:name="P38" style:family="paragraph" style:parent-style-name="Table_20_Contents">
      <style:paragraph-properties fo:margin-top="0in" fo:margin-bottom="0.1965in" loext:contextual-spacing="false"/>
    </style:style>
    <style:style style:name="P39" style:family="paragraph" style:parent-style-name="Table_20_Contents">
      <style:paragraph-properties fo:margin-top="0in" fo:margin-bottom="0.1965in" loext:contextual-spacing="false"/>
      <style:text-properties officeooo:paragraph-rsid="000b3f2c"/>
    </style:style>
    <style:style style:name="P40" style:family="paragraph" style:parent-style-name="Heading_20_1">
      <style:text-properties officeooo:rsid="00183a21" officeooo:paragraph-rsid="00183a21"/>
    </style:style>
    <style:style style:name="T1" style:family="text">
      <style:text-properties style:text-underline-style="solid" style:text-underline-width="auto" style:text-underline-color="font-color"/>
    </style:style>
    <style:style style:name="T2" style:family="text">
      <style:text-properties officeooo:rsid="000af6d4"/>
    </style:style>
    <style:style style:name="T3" style:family="text">
      <style:text-properties officeooo:rsid="000b3f2c"/>
    </style:style>
    <style:style style:name="T4" style:family="text">
      <style:text-properties officeooo:rsid="000b541b"/>
    </style:style>
    <style:style style:name="T5" style:family="text">
      <style:text-properties officeooo:rsid="000cee60"/>
    </style:style>
    <style:style style:name="T6" style:family="text">
      <style:text-properties officeooo:rsid="000e38ef"/>
    </style:style>
    <style:style style:name="T7" style:family="text">
      <style:text-properties officeooo:rsid="000faadb"/>
    </style:style>
    <style:style style:name="T8" style:family="text">
      <style:text-properties officeooo:rsid="0010248e"/>
    </style:style>
    <style:style style:name="T9" style:family="text">
      <style:text-properties fo:background-color="#ffff00" loext:char-shading-value="0"/>
    </style:style>
    <style:style style:name="T10" style:family="text">
      <style:text-properties officeooo:rsid="0011b8f9"/>
    </style:style>
    <style:style style:name="T11" style:family="text">
      <style:text-properties officeooo:rsid="001241e0"/>
    </style:style>
    <style:style style:name="T12" style:family="text">
      <style:text-properties officeooo:rsid="00155144"/>
    </style:style>
    <style:style style:name="T13" style:family="text">
      <style:text-properties officeooo:rsid="0019d01e"/>
    </style:style>
    <style:style style:name="T14" style:family="text">
      <style:text-properties officeooo:rsid="001a3dc1"/>
    </style:style>
    <style:style style:name="T15" style:family="text">
      <style:text-properties officeooo:rsid="001be879"/>
    </style:style>
    <style:style style:name="T16" style:family="text">
      <style:text-properties officeooo:rsid="001dbb89"/>
    </style:style>
    <style:style style:name="T17" style:family="text">
      <style:text-properties officeooo:rsid="001f91ba"/>
    </style:style>
    <style:style style:name="T18" style:family="text">
      <style:text-properties officeooo:rsid="0022dbc3"/>
    </style:style>
    <style:style style:name="T19" style:family="text">
      <style:text-properties officeooo:rsid="0023eb87"/>
    </style:style>
    <style:style style:name="T20" style:family="text">
      <style:text-properties officeooo:rsid="0028f61b"/>
    </style:style>
    <style:style style:name="T21" style:family="text">
      <style:text-properties officeooo:rsid="002c5f9b"/>
    </style:style>
    <style:style style:name="T22" style:family="text">
      <style:text-properties officeooo:rsid="002e3ebb"/>
    </style:style>
    <style:style style:name="T23" style:family="text">
      <style:text-properties officeooo:rsid="002eab94"/>
    </style:style>
    <style:style style:name="T24" style:family="text">
      <style:text-properties fo:background-color="transparent" loext:char-shading-value="0"/>
    </style:style>
    <style:style style:name="T25" style:family="text">
      <style:text-properties fo:background-color="transparent" loext:char-shading-value="0"/>
    </style:style>
    <style:style style:name="T26" style:family="text">
      <style:text-properties officeooo:rsid="0033258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Commercial <text:span text:style-name="T26">Software</text:span> Licence Agreement Version 1</text:h>
      <text:p text:style-name="Text_20_body"><text:span text:style-name="Strong_20_Emphasis"><text:span text:style-name="T1">PLEASE READ CAREFULLY BEFORE DOWNLOADING OR USING THE SOFTWARE</text:span></text:span></text:p>
      <text:p text:style-name="Text_20_body"><text:span text:style-name="Strong_20_Emphasis">INTRODUCTION:</text:span></text:p>
      <text:p text:style-name="P2">This software licence agreement (<text:span text:style-name="Strong_20_Emphasis">"Licence"</text:span>) is a legal agreement between you (<text:span text:style-name="Strong_20_Emphasis">"Licensee"</text:span> or <text:span text:style-name="Strong_20_Emphasis">"you"</text:span>) and Harezmi IT Solutions Inc. registered in <text:span text:style-name="T2">Turkey</text:span> whose registered office is at ODTÜ Teknokent MET Yerleşkesi M. Kemal Mah. Dumlupınar Bul. Bina No:280 D Blok No:4/A Çankaya Ankara Türkiye 06510 <text:s/>(<text:span text:style-name="Strong_20_Emphasis"> "</text:span><text:span text:style-name="Strong_20_Emphasis"><text:span text:style-name="T2">Harezmi</text:span></text:span><text:span text:style-name="Strong_20_Emphasis">"</text:span>). </text:p>
      <text:p text:style-name="Text_20_body">Harezmi licenses use of the Software to you on the basis of this Licence. Harezmi does not transfer ownership of the Software (or any part thereof) to you. Harezmi and its licensors (if any) remain the owners of the Software at all times.</text:p>
      <text:p text:style-name="Text_20_body"><text:span text:style-name="Strong_20_Emphasis">IMPORTANT NOTICE TO ALL USERS: </text:span></text:p>
      <text:list xml:id="list3930911944316030053" text:style-name="L1">
        <text:list-item>
          <text:p text:style-name="P21">BY TICKING THE ACCEPTANCE "TICKBOX" AND DOWNLOADING OR USING THE SOFTWARE YOU AGREE TO THE TERMS OF THIS LICENCE WHICH WILL BIND YOU AND YOUR EMPLOYEES (IF ANY). </text:p>
        </text:list-item>
        <text:list-item>
          <text:p text:style-name="P21">BY DOWNLOADING OR USING THE SOFTWARE, YOU ACKNOWLEDGE AND ACCEPT THAT THIS IS A "BUSINESS-TO-BUSINESS" LICENCE AGREEMENT FOR THE USE OF THE SOFTWARE (I.E. BY INDIVIDUALS OR CORPORATE ENTITIES) FOR BUSINESS/PROFESSIONAL PURPOSES. YOU ACKNOWLEDGE AND ACCEPT THAT THIS IS NOT A BUSINESS-TO-CONSUMER LICENCE AGREEMENT. YOU ACCEPT THAT YOU MAY NOT USE THE SOFTWARE FOR NON-BUSINESS/PROFESSIONAL/TRADE (I.E. CONSUMER) PURPOSES. </text:p>
        </text:list-item>
        <text:list-item>
          <text:p text:style-name="P3">IF YOU DO NOT AGREE TO THE TERMS OF THIS LICENCE, <text:span text:style-name="T2">HAREZMI</text:span> WILL NOT LICENCE THE SOFTWARE TO YOU. UNLESS YOU AGREE TO THE TERMS OF THIS LICENCE, YOU MAY NOT DOWNLOAD OR USE THE SOFTWARE. </text:p>
        </text:list-item>
      </text:list>
      <text:p text:style-name="Text_20_body"><text:span text:style-name="Strong_20_Emphasis">BACKGROUND:</text:span></text:p>
      <text:p text:style-name="Text_20_body">Harezmi is willing to grant the Licensee (and the Licensee is willing to accept) a licence to use the Software on the terms and conditions set out in this Licence.</text:p>
      <text:p text:style-name="Text_20_body"><text:span text:style-name="Strong_20_Emphasis">AGREED TERMS:</text:span></text:p>
      <text:p text:style-name="Text_20_body"><text:span text:style-name="Strong_20_Emphasis">1. Interpretation</text:span></text:p>
      <text:p text:style-name="Text_20_body">1.1. The definitions and rules of interpretation in this clause apply in this Licence, including the Introduction and the Background.</text:p>
      <table:table table:name="Table1" table:style-name="Table1">
        <table:table-column table:style-name="Table1.A"/>
        <table:table-column table:style-name="Table1.B"/>
        <table:table-row>
          <table:table-cell table:style-name="Table1.A1" office:value-type="string">
            <text:p text:style-name="P1"><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text:span></text:span></text:span></text:span></text:span></text:span></text:p>
          </table:table-cell>
          <table:table-cell table:style-name="Table1.A1" office:value-type="string">
            <text:p text:style-name="P1"/>
          </table:table-cell>
        </table:table-row>
        <table:table-row>
          <table:table-cell table:style-name="Table1.A1" office:value-type="string">
            <text:p text:style-name="P1"><text:span text:style-name="Strong_20_Emphasis">Affiliate</text:span></text:p>
          </table:table-cell>
          <table:table-cell table:style-name="Table1.A1" office:value-type="string">
            <text:p text:style-name="P1">any business entity from time to time controlling, controlled by, or under common control with, either party.</text:p>
          </table:table-cell>
        </table:table-row>
        <text:soft-page-break/>
        <table:table-row>
          <table:table-cell table:style-name="Table1.A1" office:value-type="string">
            <text:p text:style-name="P1"><text:span text:style-name="Strong_20_Emphasis"><text:span text:style-name="Strong_20_Emphasis"><text:span text:style-name="Strong_20_Emphasis"><text:span text:style-name="Strong_20_Emphasis"><text:span text:style-name="Strong_20_Emphasis"><text:span text:style-name="Strong_20_Emphasis"/></text:span></text:span></text:span></text:span></text:span></text:p>
          </table:table-cell>
          <table:table-cell table:style-name="Table1.A1" office:value-type="string">
            <text:p text:style-name="P1"/>
          </table:table-cell>
        </table:table-row>
        <table:table-row>
          <table:table-cell table:style-name="Table1.A1" office:value-type="string">
            <text:p text:style-name="P1"><text:span text:style-name="Strong_20_Emphasis">Business Day</text:span></text:p>
          </table:table-cell>
          <table:table-cell table:style-name="Table1.A1" office:value-type="string">
            <text:p text:style-name="P1">a day other than a Saturday, Sunday or public holiday in <text:span text:style-name="T3">Turkey</text:span> when the banks in <text:span text:style-name="T3">Ankara</text:span> are open for business.</text:p>
          </table:table-cell>
        </table:table-row>
        <table:table-row>
          <table:table-cell table:style-name="Table1.A1" office:value-type="string">
            <text:p text:style-name="P1"><text:span text:style-name="Strong_20_Emphasis">Commencement Date</text:span></text:p>
          </table:table-cell>
          <table:table-cell table:style-name="Table1.A1" office:value-type="string">
            <text:p text:style-name="P1">the date that the Licensee downloads or installs the Software, or purchases a Licence Key, whichever is earlier.</text:p>
          </table:table-cell>
        </table:table-row>
        <table:table-row>
          <table:table-cell table:style-name="Table1.A1" office:value-type="string">
            <text:p text:style-name="P1"><text:span text:style-name="Strong_20_Emphasis">Derived Software</text:span></text:p>
          </table:table-cell>
          <table:table-cell table:style-name="Table1.A1" office:value-type="string">
            <text:p text:style-name="P1">any software program that refers to, depends on, incorporates or is based on all or part of <text:span text:style-name="T6">Speedy Modules</text:span>, whether explicitly or implicitly and whether or not in combination with other libraries, frameworks or components other than <text:span text:style-name="T6">Speedy Framework</text:span>.</text:p>
          </table:table-cell>
        </table:table-row>
        <table:table-row>
          <table:table-cell table:style-name="Table1.A1" office:value-type="string">
            <text:p text:style-name="P1"><text:span text:style-name="Strong_20_Emphasis">Fork</text:span></text:p>
          </table:table-cell>
          <table:table-cell table:style-name="Table1.A1" office:value-type="string">
            <text:p text:style-name="P1">a modification by Harezmi of any Third Party Library.</text:p>
          </table:table-cell>
        </table:table-row>
        <table:table-row>
          <table:table-cell table:style-name="Table1.A1" office:value-type="string">
            <text:p text:style-name="P1"><text:span text:style-name="Strong_20_Emphasis">Intellectual </text:span></text:p>
            <text:p text:style-name="P1"><text:span text:style-name="Strong_20_Emphasis">Property Rights</text:span></text:p>
          </table:table-cell>
          <table:table-cell table:style-name="Table1.A1" office:value-type="string">
            <text:p text:style-name="P1">all patents, utility models, rights to inventions, copyright and related rights, trade marks and service marks, trade names, business names and domain names, rights in get-up, goodwill and the right to sue for passing off or unfair competition, rights in designs, rights in computer software, database rights, topography rights, moral rights, rights in the confidential information (including know-how and trade secrets) and any other intellectual property rights, in each case whether registered or unregistered and including all applications for and renewals or extensions of such rights, and all similar or equivalent rights or forms of protection which subsist or will subsist, now or in the future, in any part of the world.</text:p>
          </table:table-cell>
        </table:table-row>
        <table:table-row>
          <table:table-cell table:style-name="Table1.A1" office:value-type="string">
            <text:p text:style-name="P1"><text:span text:style-name="Strong_20_Emphasis">Licence Fee</text:span></text:p>
          </table:table-cell>
          <table:table-cell table:style-name="Table1.A1" office:value-type="string">
            <text:p text:style-name="P1">the annual licence fee payable by Licensees in respect of each Licence Key.</text:p>
          </table:table-cell>
        </table:table-row>
        <table:table-row>
          <table:table-cell table:style-name="Table1.A1" office:value-type="string">
            <text:p text:style-name="P1"><text:span text:style-name="Strong_20_Emphasis">Licence Key</text:span></text:p>
          </table:table-cell>
          <table:table-cell table:style-name="Table1.A1" office:value-type="string">
            <text:p text:style-name="P1">a unique identifier code provided to the Licensee by Harezmi(i.e. following receipt of payment (in full) in accordance with clause <text:span text:style-name="T21">3</text:span>), which is used to <text:span text:style-name="T21">work with</text:span> <text:span text:style-name="T6">the Software</text:span>. The licence key must be input into the licence information <text:span text:style-name="T6">file</text:span>, <text:span text:style-name="T21">created </text:span>according to the instructions, available on the Site.</text:p>
          </table:table-cell>
        </table:table-row>
        <table:table-row>
          <table:table-cell table:style-name="Table1.A1" office:value-type="string">
            <text:p text:style-name="P1"><text:span text:style-name="Strong_20_Emphasis">Site</text:span></text:p>
          </table:table-cell>
          <table:table-cell table:style-name="Table1.A1" office:value-type="string">
            <text:p text:style-name="P1">the website available from time to time at the domain name address <text:span text:style-name="T3">www.speedyframework.com</text:span>. </text:p>
          </table:table-cell>
        </table:table-row>
        <table:table-row>
          <table:table-cell table:style-name="Table1.A1" office:value-type="string">
            <text:p text:style-name="P1"><text:span text:style-name="Strong_20_Emphasis">Software</text:span></text:p>
          </table:table-cell>
          <table:table-cell table:style-name="Table1.A1" office:value-type="string">
            <text:p text:style-name="P1"><text:span text:style-name="T4">Speedy Framework Professional Edition which is comprised of Speedy Framework and Speedy UI Modules.</text:span></text:p>
          </table:table-cell>
        </table:table-row>
        <table:table-row>
          <table:table-cell table:style-name="Table1.A1" office:value-type="string">
            <text:p text:style-name="P39"><text:span text:style-name="Strong_20_Emphasis"><text:span text:style-name="T3">Speedy Framework</text:span></text:span></text:p>
          </table:table-cell>
          <table:table-cell table:style-name="Table1.A1" office:value-type="string">
            <text:p text:style-name="P1">the computer software developed and owned by Harezmi and/or its licensors, the specification of which is available at the domain name address <text:a xlink:type="simple" xlink:href="http://www.speedyframework.com/documentation.html" text:style-name="Internet_20_link" text:visited-style-name="Visited_20_Internet_20_Link"><text:span text:style-name="T5">www.speedyframework.com/documentation.html</text:span></text:a>. <text:span text:style-name="T5">Speedy Framework</text:span> is aimed at software developers and provides them with a number of tools and libraries (comprising pre-built functions, components and data structures in the form of pre-written source code), that speed up the creation and development of software. <text:span text:style-name="T5">Speedy Framework</text:span> is an open source software distributed and licensed by Harezmi pursuant to the terms of the Apache 2.0 licence published at <text:a xlink:type="simple" xlink:href="http://www.apache.org/licenses/LICENSE-2.0" office:target-frame-name="_blank" xlink:show="new" text:style-name="Internet_20_link" text:visited-style-name="Visited_20_Internet_20_Link">www.apache.org/licenses/LICENSE-2.0</text:a>. It is not 'Software', as defined in this Licence.</text:p>
          </table:table-cell>
        </table:table-row>
        <table:table-row>
          <table:table-cell table:style-name="Table1.A1" office:value-type="string">
            <text:p text:style-name="P39"><text:span text:style-name="Strong_20_Emphasis"><text:span text:style-name="T3">Speedy UI Modules</text:span></text:span></text:p>
          </table:table-cell>
          <table:table-cell table:style-name="Table1.A1" office:value-type="string">
            <text:p text:style-name="P1">the collection of software components, developed and/or owned by Harezmi and/or its licensors, which provide additional functionality to the <text:span text:style-name="T5">Speedy </text:span><text:soft-page-break/><text:span text:style-name="T5">Framework</text:span>. <text:span text:style-name="T3">Speedy modules</text:span> are supplemental to the <text:span text:style-name="T3">Speedy Framework</text:span> (and are licensed separately, pursuant to this Licence).</text:p>
          </table:table-cell>
        </table:table-row>
        <table:table-row>
          <table:table-cell table:style-name="Table1.A1" office:value-type="string">
            <text:p text:style-name="P1"><text:span text:style-name="Strong_20_Emphasis">Third Party Libraries</text:span></text:p>
          </table:table-cell>
          <table:table-cell table:style-name="Table1.A1" office:value-type="string">
            <text:p text:style-name="P1">has the meaning given at clause <text:span text:style-name="T20">8</text:span>.1</text:p>
          </table:table-cell>
        </table:table-row>
        <table:table-row>
          <table:table-cell table:style-name="Table1.A1" office:value-type="string">
            <text:p text:style-name="P1"><text:span text:style-name="Strong_20_Emphasis">Third Party Terms</text:span></text:p>
          </table:table-cell>
          <table:table-cell table:style-name="Table1.A1" office:value-type="string">
            <text:p text:style-name="P1">has the meaning given at clause <text:span text:style-name="T20">8</text:span>.1</text:p>
          </table:table-cell>
        </table:table-row>
        <table:table-row>
          <table:table-cell table:style-name="Table1.A1" office:value-type="string">
            <text:p text:style-name="P1"><text:span text:style-name="Strong_20_Emphasis">Validity Period</text:span></text:p>
          </table:table-cell>
          <table:table-cell table:style-name="Table1.A1" office:value-type="string">
            <text:p text:style-name="P1">the time period, specified for each Licence Key, during which the Licensee may <text:span text:style-name="T21">work with</text:span> (as relevant) <text:span text:style-name="T4">the Software</text:span>.</text:p>
          </table:table-cell>
        </table:table-row>
      </table:table>
      <text:p text:style-name="Text_20_body">1.2. Clause headings shall not affect the interpretation of this Licence. References to clauses are to the clauses of this Licence.</text:p>
      <text:p text:style-name="Text_20_body">1.3. Unless the context otherwise requires:</text:p>
      <text:list xml:id="list2165348504131239917" text:style-name="L2">
        <text:list-item>
          <text:p text:style-name="P22">1.3.1. words in the singular shall include the plural and in the plural shall include the singular; </text:p>
        </text:list-item>
        <text:list-item>
          <text:p text:style-name="P22">1.3.2. a reference to a statute or statutory provision is a reference to it as amended, extended or re-enacted from time to time; </text:p>
        </text:list-item>
        <text:list-item>
          <text:p text:style-name="P22">1.3.3. a reference to writing or written includes emails; </text:p>
        </text:list-item>
        <text:list-item>
          <text:p text:style-name="P22">1.3.4. a reference to one gender shall include a reference to the other genders; and </text:p>
        </text:list-item>
        <text:list-item>
          <text:p text:style-name="P4">1.3.5. any words following the terms <text:span text:style-name="Strong_20_Emphasis">including</text:span>, <text:span text:style-name="Strong_20_Emphasis">include</text:span>, <text:span text:style-name="Strong_20_Emphasis">in particular</text:span>, <text:span text:style-name="Strong_20_Emphasis">for example</text:span> or any similar expression shall be construed as illustrative and shall not limit the sense of the words, description, definition, phrase or term preceding those terms. </text:p>
        </text:list-item>
      </text:list>
      <text:p text:style-name="Text_20_body">1.4. A <text:span text:style-name="Strong_20_Emphasis">person</text:span> includes a natural person, corporate or unincorporated body (whether or not having separate legal personality) and that person's personal representatives, successors and permitted assigns</text:p>
      <text:p text:style-name="Text_20_body"><text:span text:style-name="Strong_20_Emphasis">2. Licence</text:span></text:p>
      <text:p text:style-name="Text_20_body">2.1. In consideration of the Licensee agreeing to (and on the condition that the Licensee does throughout the term of this Licence) abide by the terms of this Licence, Harezmi grants to the Licensee a licence (as further prescribed below) from the Commencement Date to use the Software in any country of the world on the terms of this Licence.</text:p>
      <text:p text:style-name="P20"><text:span text:style-name="T16">2.2</text:span>. Following receipt of the Licence Fee, Harezmi will provide the Licensee with a Licence Key and instructions as to how the Licensee may <text:span text:style-name="T19">install the Licence Key</text:span>. The Licensee may (subject to payment of the Licence Fee):</text:p>
      <text:list xml:id="list3443029696378375714" text:style-name="L7">
        <text:list-item>
          <text:p text:style-name="P25"><text:span text:style-name="T19">2.2</text:span>.<text:span text:style-name="T19">1</text:span>. create, edit or compile source code or software programs that refer to, depend on, incorporate or is based on all or any part of <text:span text:style-name="T13">Speedy UI Modules</text:span>, whether explicitly or implicitly and whether or not in combination with other libraries, frameworks or components other than <text:span text:style-name="T13">Speedy Framework</text:span>; </text:p>
        </text:list-item>
        <text:list-item>
          <text:p text:style-name="P25"><text:span text:style-name="T16">2.2</text:span>.<text:span text:style-name="T19">2</text:span>. examine, adapt, decompile, make error corrections to or modify all or any part of the source code made available via <text:span text:style-name="T14">Speedy UI Modules</text:span>; </text:p>
        </text:list-item>
        <text:list-item>
          <text:p text:style-name="P6"><text:span text:style-name="T16">2.2</text:span>.<text:span text:style-name="T19">3</text:span>. make <text:s/>copy of <text:span text:style-name="T14">Speedy UI Modules</text:span> source code for back-up purposes.</text:p>
        </text:list-item>
      </text:list>
      <text:p text:style-name="P20"><text:soft-page-break/><text:span text:style-name="T16">2.3</text:span>. After the Validity Period has expired, the Licensee may continue using the versions of <text:span text:style-name="T14">the Software</text:span>, downloaded during (but not after) the Validity Period, on the terms of this License.</text:p>
      <text:p text:style-name="P20"><text:span text:style-name="T16">2.4</text:span>. The Licensee may not:</text:p>
      <text:list xml:id="list6614710432071605023" text:style-name="L19">
        <text:list-item>
          <text:p text:style-name="P37"><text:span text:style-name="T16">2.4.1</text:span> rent, lease, distribute, sell, sub-licence or transfer <text:span text:style-name="T14">the Software</text:span>; </text:p>
        </text:list-item>
        <text:list-item>
          <text:p text:style-name="P19"><text:span text:style-name="T17">2.4.2</text:span>. remove, amend or hide any proprietary or other notices of Harezmi contained in <text:span text:style-name="T14">the Software</text:span> or their source code. </text:p>
        </text:list-item>
      </text:list>
      <text:p text:style-name="Text_20_body">2.<text:span text:style-name="T20">5</text:span>. Harezmi gives no assurance that it will issue new versions of the Software at any particular time or at all, nor that it will support the Software for any particular length of time or at all.</text:p>
      <text:p text:style-name="Text_20_body">2.<text:span text:style-name="T20">6</text:span>. Harezmi reserves the right to suspend (temporarily or permanently) a Licence Key if Harezmi reasonably believes that the Licensee's use of the Software violates <text:s/>clause <text:span text:style-name="T18">2.4</text:span>.</text:p>
      <text:p text:style-name="Text_20_body">2.<text:span text:style-name="T20">7</text:span>. Harezmi may state publicly (e.g. on its website and/or in promotional/marketing literature) that the Licensee has licensed the Software, and may use Licensee's name and logo in Harezmi's public statements referencing the Licensee's use of the Software.</text:p>
      <text:p text:style-name="Text_20_body"/>
      <text:p text:style-name="Text_20_body"><text:span text:style-name="Strong_20_Emphasis"><text:span text:style-name="T15">3</text:span></text:span><text:span text:style-name="Strong_20_Emphasis">. Price and Payment of the Licence Fee</text:span></text:p>
      <text:p text:style-name="Text_20_body"><text:span text:style-name="T15">3</text:span>.1. The Licence Fee for a Licence of the Software is payable for each Licence Key requested by the Licensee. The Licence Key can only be purchased from Harezmi . For purchases from Harezmi, the price shall be as set out in the Licence Key price list available on the Site, calculated as at the date each Licence Key is being purchased. Payment for the Licence Key is in advance. Harezmi <text:s/>will send the Licence Key to the Licensee electronically within 2 Business Days after payment of the Licence Fee (in full and clear funds) has been received into Harezmi's <text:s/>nominated bank account. In case of card payments via the Site, the Licence Key will be provided immediately after the purchase.</text:p>
      <text:p text:style-name="Text_20_body"><text:span text:style-name="T15">3</text:span>.2. Licensee may purchase a modification to an existing Licence Key via the Site, such modifications may comprise for example, <text:s/>the extension of the Validity Period. Upon receipt of Licensee's request (i.e. via the Site) for a modification to an existing Licence Key, Harezmi can, at its sole and absolute discretion, either apply new parameters to the Licensee's existing Licence Key, or issue a new Licence Key to the Licensee. The price for such modification shall be as set out on the Site from time to time (<text:span text:style-name="Strong_20_Emphasis">"Modification Fee"</text:span>). Harezmi will confirm the modification of the existing Licence Key to the Licensee or issue a new Licence Key to the Licensee (as the case may be) within 2 Business Days after payment of the Modification Fee (in full and clear funds) has been received into Harezmi's bank account.</text:p>
      <text:p text:style-name="Text_20_body"><text:span text:style-name="Strong_20_Emphasis"><text:span text:style-name="T15">4</text:span></text:span><text:span text:style-name="Strong_20_Emphasis">. Warranty</text:span></text:p>
      <text:p text:style-name="Text_20_body"><text:span text:style-name="T15">4</text:span>.1. Harezmi warrants that during the Validity Period, the Software will conform in all material respects to the specification and documentation in respect of the Software shown on the Site (at <text:a xlink:type="simple" xlink:href="http://www.speedyframework.com/documentation.html" text:style-name="Internet_20_link" text:visited-style-name="Visited_20_Internet_20_Link"><text:span text:style-name="T7">www.speedyframework.com/documentation.html</text:span></text:a>). </text:p>
      <text:p text:style-name="Text_20_body"><text:span text:style-name="T15">4</text:span>.2. Subject to clause <text:span text:style-name="T15">4</text:span>.3 and <text:span text:style-name="T15">5</text:span>.2, if during the Validity Period, the Licensee gives notice in writing to Harezmi within a reasonable time of discovery that the Software does not comply with the <text:soft-page-break/>warranty set out at clause <text:span text:style-name="T15">4</text:span>.1 and, having had a reasonable opportunity to examine the Software, Harezmi agrees with the Licensee that the Software does not comply, the Licensee's sole and exclusive remedy shall be that Harezmi will (at its sole discretion and cost):</text:p>
      <text:list xml:id="list2470633817980087767" text:style-name="L9">
        <text:list-item>
          <text:p text:style-name="P27"><text:span text:style-name="T15">4</text:span>.2.1. issue a revised version of the Software to the Licensee in which the non-compliance shall have been remedied (free of charge); or </text:p>
        </text:list-item>
        <text:list-item>
          <text:p text:style-name="P7"><text:span text:style-name="T15">4</text:span>.2.2. refund the total Licence Fees for that Software paid by the Licensee in the 12 months immediately prior to Harezmi's receipt of a written notice pursuant to this clause <text:span text:style-name="T15">4</text:span>.2, following which, this Licence shall terminate. </text:p>
        </text:list-item>
      </text:list>
      <text:p text:style-name="Text_20_body"><text:span text:style-name="T15">4</text:span>.3. Harezmi shall not be liable for the Software's failure to comply with the warranty set out in clause <text:span text:style-name="T15">4</text:span>.2 in any of the following events:</text:p>
      <text:list xml:id="list6143871691861193053" text:style-name="L10">
        <text:list-item>
          <text:p text:style-name="P28"><text:span text:style-name="T15">4</text:span>.3.1. the defect arises because the Licensee failed to follow Harezmi's oral or written instructions as to the commissioning, installation and/or use of the Software or (if there are none) good trade practice regarding the same; </text:p>
        </text:list-item>
        <text:list-item>
          <text:p text:style-name="P28"><text:span text:style-name="T15">4</text:span>.3.2. the Licensee (or someone on its behalf) alters or repairs the Software (or attempts to do so) without Harezmi's written consent; </text:p>
        </text:list-item>
        <text:list-item>
          <text:p text:style-name="P8"><text:span text:style-name="T15">4</text:span>.3.3. the defect arises as a result of the use of the Software in combination with any other software not provided by Harezmi. </text:p>
        </text:list-item>
      </text:list>
      <text:p text:style-name="Text_20_body"><text:span text:style-name="T15">4</text:span>.4. Except at provided in this clause <text:span text:style-name="T15">4</text:span>, and subject to clause <text:span text:style-name="T15">4</text:span>.2, the Software (and any Third Party Libraries and Forks distributed with it) is provided "as is" without any warranties, representations and/or assurances in respect of it. Save as provided in clauses <text:span text:style-name="T15">4</text:span>.1, all such warranties, conditions, representations, assurances or other terms which might have effect between the parties or be implied or incorporated into this Licence or any collateral contract, whether by statute, common law or otherwise, are hereby excluded to the fullest extent permitted by law, including any implied conditions, warranties or other terms as to satisfactory quality, fitness for purpose or the use of reasonable skill and care.</text:p>
      <text:p text:style-name="Text_20_body"><text:span text:style-name="Strong_20_Emphasis"><text:span text:style-name="T15">5</text:span></text:span><text:span text:style-name="Strong_20_Emphasis">. Limitation of Liability</text:span></text:p>
      <text:p text:style-name="Text_20_body"><text:span text:style-name="T15">5</text:span>.1. This clause Limitation of Liability sets out the entire liability of Harezmi to the Licensee in respect of:</text:p>
      <text:list xml:id="list373514620230209567" text:style-name="L11">
        <text:list-item>
          <text:p text:style-name="P29"><text:span text:style-name="T15">5</text:span>.1.1. any breach of this Licence, howsoever arising; </text:p>
        </text:list-item>
        <text:list-item>
          <text:p text:style-name="P29"><text:span text:style-name="T15">5</text:span>.1.2. any use made of the Software (or any part of it); </text:p>
        </text:list-item>
        <text:list-item>
          <text:p text:style-name="P29"><text:span text:style-name="T15">5</text:span>.1.3. any representation, statement or tortious act or omission (including negligence) arising under or in connection with this Licence; and </text:p>
        </text:list-item>
        <text:list-item>
          <text:p text:style-name="P9"><text:span text:style-name="T15">5</text:span>.1.4. any other liability (including non-contractual) howsoever arising under any legal theory whatsoever, arising under or in connection with this Licence. </text:p>
        </text:list-item>
      </text:list>
      <text:p text:style-name="Text_20_body"><text:span text:style-name="T15">5</text:span>.2. Nothing in this Licence shall exclude or limit Harezmi's liability for:</text:p>
      <text:list xml:id="list5358994041593224558" text:style-name="L12">
        <text:list-item>
          <text:p text:style-name="P30"><text:span text:style-name="T15">5</text:span>.2.1. death or personal injury resulting from negligence; or </text:p>
        </text:list-item>
        <text:list-item>
          <text:p text:style-name="P30"><text:span text:style-name="T15">5</text:span>.2.2. fraud or fraudulent misrepresentation or willful default; or </text:p>
        </text:list-item>
        <text:list-item>
          <text:p text:style-name="P10"><text:span text:style-name="T15">5</text:span>.2.3. for any other matter for which it would be unlawful for Harezmi to exclude or limit or attempt to exclude or limit its liability. </text:p>
        </text:list-item>
      </text:list>
      <text:p text:style-name="Text_20_body"><text:soft-page-break/><text:span text:style-name="T15">5</text:span>.3. Subject to clause <text:span text:style-name="T15">5</text:span>.2, Harezmi shall not under any circumstances whatsoever be liable to the Licensee, whether in contract, tort (including negligence) or restitution, or for breach of statutory duty or misrepresentation, and/or otherwise howsoever arising under any legal theory whatsoever, for any of the following losses (in each case, whether direct or indirect):</text:p>
      <text:list xml:id="list5758249389669086504" text:style-name="L13">
        <text:list-item>
          <text:p text:style-name="P31"><text:span text:style-name="T15">5</text:span>.3.1. loss of profit or revenue; </text:p>
        </text:list-item>
        <text:list-item>
          <text:p text:style-name="P31"><text:span text:style-name="T15">5</text:span>.3.2. loss of reputation or depletion of goodwill; </text:p>
        </text:list-item>
        <text:list-item>
          <text:p text:style-name="P31"><text:span text:style-name="T15">5</text:span>.3.3. loss of business; </text:p>
        </text:list-item>
        <text:list-item>
          <text:p text:style-name="P31"><text:span text:style-name="T15">5</text:span>.3.4. loss of contracts or loss of business opportunity; </text:p>
        </text:list-item>
        <text:list-item>
          <text:p text:style-name="P31"><text:span text:style-name="T15">5</text:span>.3.5. loss of anticipated saving; </text:p>
        </text:list-item>
        <text:list-item>
          <text:p text:style-name="P31"><text:span text:style-name="T15">5</text:span>.3.6. payments (e.g. penalties) due to be paid/paid to any third party under any contract or arrangement; </text:p>
        </text:list-item>
        <text:list-item>
          <text:p text:style-name="P31"><text:span text:style-name="T15">5</text:span>.3.7. wasted management and/or staff time and/or office time; </text:p>
        </text:list-item>
        <text:list-item>
          <text:p text:style-name="P31"><text:span text:style-name="T15">5</text:span>.3.8. loss or corruption of data, information or software; </text:p>
        </text:list-item>
        <text:list-item>
          <text:p text:style-name="P11"><text:span text:style-name="T15">5</text:span>.3.9. damage to property (e.g. computer hardware, other software or IT systems),</text:p>
        </text:list-item>
      </text:list>
      <text:p text:style-name="Text_20_body">nor any special, indirect, or consequential loss, cost, damage, charge or expense suffered by the Licensee that arises under or in connection with this Licence.</text:p>
      <text:p text:style-name="Text_20_body"><text:span text:style-name="T15">5</text:span>.4. Subject to clause <text:span text:style-name="T15">5</text:span>.2 Harezmi's total liability to the Licensee, whether in contract, tort (including negligence) or restitution, or for breach of statutory duty or for misrepresentation and/or otherwise howsoever arising under any legal theory whatsoever, shall be limited to the total fees paid by Licensee to Harezmi for its use of the Software within the 12 month period prior to the event giving rise to the liability, or $50 000 (fifty thousand) USD, whichever is greater.</text:p>
      <text:p text:style-name="Text_20_body"><text:span text:style-name="T15">5</text:span>.5. All references to Harezmi in this clause <text:span text:style-name="T22">5</text:span> shall, for the purposes of this clause <text:span text:style-name="T15">5</text:span> only, be treated as including all employees, subcontractors, agents and suppliers of Harezmi and its Affiliates, all of whom shall have the benefit of the exclusions and limitations of liability set out in this clause.</text:p>
      <text:p text:style-name="Text_20_body"><text:span text:style-name="Strong_20_Emphasis"><text:span text:style-name="T15">6</text:span></text:span><text:span text:style-name="Strong_20_Emphasis">. Intellectual property rights</text:span></text:p>
      <text:p text:style-name="Text_20_body"><text:span text:style-name="T15">6</text:span>.1. The Licensee acknowledges that all Intellectual Property Rights in the Software belong to Harezmi or its licensors, and the Licensee shall have no rights in the Software other than the right to use them in accordance with the terms of this Licence.</text:p>
      <text:p text:style-name="Text_20_body"><text:span text:style-name="T15">6</text:span>.2. So far as Harezmi is aware at the Commencement Date, the Software (nor any part thereof) does not infringe the Intellectual Property Rights of any third party.</text:p>
      <text:p text:style-name="Text_20_body"><text:span text:style-name="Strong_20_Emphasis"><text:span text:style-name="T15">7</text:span></text:span><text:span text:style-name="Strong_20_Emphasis">. Monitoring of the Licensee's use of the Software</text:span></text:p>
      <text:p text:style-name="Text_20_body">From time to time the Software may communicate certain information to Harezmi's servers for the sole purpose of allowing Harezmi to monitor the Licensee's compliance with clause <text:span text:style-name="T15">2</text:span>. The information communicated will comprise the Licence Key number, a unique hash code that identifies the Licensee's computer environment (but which does not allow Harezmi to access any other information about the Licensee's environment) and the IP address of the device on which the Software is installed. For the avoidance of doubt, all information communicated to Harezmi pursuant this clause will be anonymous and will not constitute "personal data" as that term is defined in section 1(1) of the Data Protection Act 1998.</text:p>
      <text:p text:style-name="Text_20_body"><text:soft-page-break/><text:span text:style-name="Strong_20_Emphasis"><text:span text:style-name="T15">8</text:span></text:span><text:span text:style-name="Strong_20_Emphasis">. Third party software</text:span></text:p>
      <text:p text:style-name="P17"><text:span text:style-name="T15">8</text:span>.1. The Software uses and is distributed with third party software libraries (<text:span text:style-name="Strong_20_Emphasis">"Third Party Libraries"</text:span>). This Licence complies with the terms on which the Third Party Libraries are licenced to Harezmi (<text:span text:style-name="Strong_20_Emphasis">"Third Party Terms"</text:span>) and Harezmi is permitted to sub-licence the Third Party Libraries to the Licensee, provided that the Licensee complies with Third Party Terms. Further information on Third Party Libraries used/distributed with the latest versions of the Software and Third Party Terms is provided on the Site (at <text:a xlink:type="simple" xlink:href="http://www.speedyframework.com/legal/third_party_licenses.txt" text:style-name="Internet_20_link" text:visited-style-name="Visited_20_Internet_20_Link"><text:span text:style-name="T8">www.speedyframework.com/legal/third_party_licenses.txt</text:span></text:a>). The Licensee acknowledges and accepts that its use of the Software is subject to the Third Party Terms. The Licensee acknowledges and agrees that Harezmi shall have no liability whatsoever for any unauthorised, illegal or unlawful use of any Third Party Libraries by the Licensee.</text:p>
      <text:p text:style-name="Text_20_body"><text:span text:style-name="T15">8</text:span>.2. All Forks used in and distributed with the Software are sub-licenced to the Licensee on the same Third Party Terms as the corresponding Third Party Library modified by the relevant Forks.</text:p>
      <text:p text:style-name="Text_20_body"><text:span text:style-name="Strong_20_Emphasis"><text:span text:style-name="T15">9</text:span></text:span><text:span text:style-name="Strong_20_Emphasis">. Duration and termination</text:span></text:p>
      <text:p text:style-name="Text_20_body"><text:span text:style-name="T15">9</text:span>.1. The Licensee may terminate this Licence at any time and with immediate effect by permanently deleting all copies of the Software from its systems.</text:p>
      <text:p text:style-name="Text_20_body"><text:span text:style-name="T15">9</text:span>.2. Without affecting any other right or remedy available to it, Harezmi may terminate this Licence with immediate effect by giving written notice to the Licensee if the Licensee breaches any part of clause <text:span text:style-name="T23">2.4</text:span>.</text:p>
      <text:p text:style-name="Text_20_body"><text:span text:style-name="T15">9</text:span>.3. Without affecting any other right or remedy available to it, either party may terminate this Licence with immediate effect by giving written notice to the other party if:</text:p>
      <text:list xml:id="list213088934008091300" text:style-name="L14">
        <text:list-item>
          <text:p text:style-name="P32"><text:span text:style-name="T15">9</text:span>.3.1. the other party commits a material breach of any term of this Licence which breach is irremediable or (if such breach is remediable) fails to remedy that breach within a period of 14 days after being notified in writing to do so; </text:p>
        </text:list-item>
        <text:list-item>
          <text:p text:style-name="P32"><text:span text:style-name="T15">9</text:span>.3.2. the other party repeatedly breaches the terms of this Licence in such a manner as to reasonably justify the opinion that its conduct is inconsistent with it having the intention or ability to give effect to the terms of this Licence; </text:p>
        </text:list-item>
        <text:list-item>
          <text:p text:style-name="P12"><text:span text:style-name="T15">9</text:span>.3.3. the other party suspends or ceases, or threatens to suspend or cease, carrying on all or a substantial part of its business. </text:p>
        </text:list-item>
      </text:list>
      <text:p text:style-name="Text_20_body"><text:span text:style-name="T15">9</text:span>.4. This clause <text:span text:style-name="T15">4</text:span> and the following clauses shall continue in full force and effect upon expiry or termination of this Licence: clause 1 (Definitions and interpretation);<text:span text:style-name="T25"> </text:span><text:s/>clause <text:span text:style-name="T15">4</text:span>.4(No Warranty); clause <text:span text:style-name="T15">5</text:span> (Limitation of Liability); clause <text:span text:style-name="T15">6</text:span>.1 (Intellectual Property Rights); clause <text:span text:style-name="T15">10</text:span> (Sub-licensing, assignment and other dealings); clause <text:span text:style-name="T15">11</text:span> (Waiver); clause <text:span text:style-name="T15">12</text:span> (Entire agreement); clause <text:span text:style-name="T15">13</text:span> (Variation); clause <text:span text:style-name="T15">14</text:span> (Severance); clause <text:span text:style-name="T15">15</text:span> (Third party rights); clause <text:span text:style-name="T15">16</text:span> (Notices); and clause <text:span text:style-name="T15">17</text:span> (Governing law and arbitration).</text:p>
      <text:p text:style-name="Text_20_body"><text:span text:style-name="T15">9</text:span>.5. Termination or expiry of this Licence shall not affect any rights, remedies, obligations or liabilities of the parties that have accrued up to the date of termination or expiry, including the right to claim damages in respect of any breach of the Licence which existed at or before the date of termination or expiry.</text:p>
      <text:p text:style-name="Text_20_body"><text:soft-page-break/><text:span text:style-name="T15">9</text:span>.6. On termination for any reason:</text:p>
      <text:list xml:id="list4400036344572148575" text:style-name="L15">
        <text:list-item>
          <text:p text:style-name="P33"><text:span text:style-name="T15">9</text:span>.6.1. all rights granted to the Licensee under this Licence shall cease; </text:p>
        </text:list-item>
        <text:list-item>
          <text:p text:style-name="P33"><text:span text:style-name="T15">9</text:span>.6.2. the Licensee shall cease all activities authorised by this Licence; </text:p>
        </text:list-item>
        <text:list-item>
          <text:p text:style-name="P13"><text:span text:style-name="T15">9</text:span>.6.3. the Licensee shall immediately destroy or return to Harezmi (at its option) all copies of the Software then in its possession, custody or control and, in the case of destruction, certify to Harezmi (at its request) that it has done so. </text:p>
        </text:list-item>
      </text:list>
      <text:p text:style-name="Text_20_body"><text:span text:style-name="Strong_20_Emphasis"><text:span text:style-name="T15">10</text:span></text:span><text:span text:style-name="Strong_20_Emphasis">. Sub-licensing, assignment and other dealings</text:span></text:p>
      <text:p text:style-name="Text_20_body"><text:span text:style-name="T15">10</text:span>.1. The Licensee shall not:</text:p>
      <text:list xml:id="list1317431932953984854" text:style-name="L16">
        <text:list-item>
          <text:p text:style-name="P34"><text:span text:style-name="T15">10</text:span>.1.1. sub-licence, assign, novate, transfer, mortgage, charge or deal in any manner with any or all of its rights and obligations under this Licence in whole or in part; and </text:p>
        </text:list-item>
        <text:list-item>
          <text:p text:style-name="P14"><text:span text:style-name="T15">10</text:span>.1.2. allow the Software to become the subject of any charge, lien or encumbrance</text:p>
        </text:list-item>
      </text:list>
      <text:p text:style-name="Text_20_body">without the prior written consent of Harezmi.</text:p>
      <text:p text:style-name="Text_20_body"><text:span text:style-name="T15">10</text:span>.2. Harezmi may at any time sub-licence, assign, novate, transfer, mortgage, charge or deal in any other manner with any or all of its rights or obligations under this Licence.</text:p>
      <text:p text:style-name="Text_20_body"><text:span text:style-name="Strong_20_Emphasis"><text:span text:style-name="T15">11</text:span></text:span><text:span text:style-name="Strong_20_Emphasis">. Waiver</text:span></text:p>
      <text:p text:style-name="Text_20_body">No failure or delay by a party to exercise any right or remedy provided under this Licence or by law shall constitute a waiver of that or any other right or remedy, nor shall it prevent or restrict the further exercise of that or any other right or remedy. No single or partial exercise of such right or remedy shall prevent or restrict the further exercise of that or any other right or remedy.</text:p>
      <text:p text:style-name="Text_20_body"><text:span text:style-name="Strong_20_Emphasis"><text:span text:style-name="T15">12</text:span></text:span><text:span text:style-name="Strong_20_Emphasis">. Entire agreement</text:span></text:p>
      <text:p text:style-name="Text_20_body"><text:span text:style-name="T15">12</text:span>.1. This Licence constitutes the entire agreement between the parties and supersedes all previous agreements between the parties relating to the subject matter of this Licence.</text:p>
      <text:p text:style-name="Text_20_body"><text:span text:style-name="T15">12</text:span>.2. Each party acknowledges that, in entering into this Licence, it has not relied on, and shall have no right or remedy in respect of, any statement, representation, assurance or warranty (whether made negligently or innocently) other than as expressly set out in this Licence. Each party agrees that its only liability in respect of those representations and warranties that are set out in this Licence (whether made innocently or negligently) shall be for breach of contract.</text:p>
      <text:p text:style-name="Text_20_body"><text:span text:style-name="T15">12</text:span>.3. Nothing in this clause shall limit or exclude any liability for fraud.</text:p>
      <text:p text:style-name="Text_20_body"><text:span text:style-name="Strong_20_Emphasis"><text:span text:style-name="T15">13</text:span></text:span><text:span text:style-name="Strong_20_Emphasis">. Variation</text:span></text:p>
      <text:p text:style-name="Text_20_body">No variation of this Licence shall be effective unless it is in writing and signed by the parties (or their authorised representatives).</text:p>
      <text:p text:style-name="Text_20_body"><text:span text:style-name="Strong_20_Emphasis"><text:span text:style-name="T15">14</text:span></text:span><text:span text:style-name="Strong_20_Emphasis">. Severance</text:span></text:p>
      <text:p text:style-name="Text_20_body">If any provision or part-provision of this Licence is or becomes invalid, illegal or unenforceable, it shall be deemed modified to the minimum extent necessary to make it valid, legal and enforceable. If such modification is not possible, the relevant provision or part-provision shall be deemed deleted. Any modification to or deletion of a provision or part-provision under this clause shall not affect the validity and enforceability of the rest of this Licence.</text:p>
      <text:p text:style-name="Text_20_body"><text:soft-page-break/><text:span text:style-name="Strong_20_Emphasis"><text:span text:style-name="T15">15</text:span></text:span><text:span text:style-name="Strong_20_Emphasis">. Third-party rights</text:span></text:p>
      <text:p text:style-name="P18">Subject to clause <text:span text:style-name="T23">5</text:span>.5, <text:span text:style-name="T11">a person who is not a Party to the Licence shall not have any rights under the Licence to enforce any term of the Licence. </text:span></text:p>
      <text:p text:style-name="Text_20_body"><text:span text:style-name="Strong_20_Emphasis"><text:span text:style-name="T15">16</text:span></text:span><text:span text:style-name="Strong_20_Emphasis">. No partnership or agency</text:span></text:p>
      <text:p text:style-name="Text_20_body"><text:span text:style-name="T15">16</text:span>.1. Nothing in this Licence is intended to, or shall be deemed to, establish any partnership or joint venture between any of the parties, constitute any party the agent of another party, or authorise any party to make or enter into any commitments for or on behalf of any other party.</text:p>
      <text:p text:style-name="Text_20_body"><text:span text:style-name="T15">16</text:span>.2. Each party confirms it is acting on its own behalf and not for the benefit of any other person.</text:p>
      <text:p text:style-name="Text_20_body"><text:span text:style-name="Strong_20_Emphasis"><text:span text:style-name="T15">17</text:span></text:span><text:span text:style-name="Strong_20_Emphasis">. Force majeure</text:span></text:p>
      <text:p text:style-name="Text_20_body">Neither party shall be in breach of this Licence nor liable for delay in performing, or failure to perform, any of its obligations under this Licence if such delay or failure result from events, circumstances or causes beyond its reasonable control. In such circumstances the time for performance shall be extended by a period equivalent to the period during which performance of the obligation has been delayed or failed to be performed. If the period of delay or non-performance continues for one month, either party may terminate this Licence by giving 14 days' written notice to the other party.</text:p>
      <text:p text:style-name="Text_20_body"><text:span text:style-name="Strong_20_Emphasis"><text:span text:style-name="T15">18</text:span></text:span><text:span text:style-name="Strong_20_Emphasis">. Notices</text:span></text:p>
      <text:p text:style-name="Text_20_body"><text:span text:style-name="T15">18</text:span>.1. Any notice given to a party under or in connection with this Licence shall be in writing and shall be:</text:p>
      <text:list xml:id="list8348345923567757189" text:style-name="L17">
        <text:list-item>
          <text:p text:style-name="P35"><text:span text:style-name="T15">18</text:span>.1.1. delivered by hand or by pre-paid first-class post at its registered office (if a company) or its principal place of business (in any other case) or (in respect of the Licensee) to the address provided by the Licensee when it registered to download the Software; or </text:p>
        </text:list-item>
        <text:list-item>
          <text:p text:style-name="P15"><text:span text:style-name="T15">18</text:span>.1.2. sent by fax to its main fax number.</text:p>
        </text:list-item>
      </text:list>
      <text:p text:style-name="Text_20_body"><text:span text:style-name="T15">18</text:span>.2. Any notice shall be deemed to have been received:</text:p>
      <text:list xml:id="list4987066334144960488" text:style-name="L18">
        <text:list-item>
          <text:p text:style-name="P36"><text:span text:style-name="T15">18</text:span>.2.1. if delivered by hand, on signature of a delivery receipt; </text:p>
        </text:list-item>
        <text:list-item>
          <text:p text:style-name="P36"><text:span text:style-name="T15">18</text:span>.2.2. if sent by pre-paid first-class post , at 9.00 am on the second Business Day after posting or at the time recorded by the delivery service. </text:p>
        </text:list-item>
        <text:list-item>
          <text:p text:style-name="P16"><text:span text:style-name="T15">18</text:span>.2.3. if sent by fax, at 9.00 am on the next Business Day after transmission.</text:p>
        </text:list-item>
      </text:list>
      <text:p text:style-name="Text_20_body"><text:span text:style-name="T15">18</text:span>.3. This clause does not apply to the service of any proceedings or other documents in any legal action or, where applicable, any arbitration or other method of dispute resolution. For the avoidance of doubt, "writing" shall not include e-mail for the purposes of this clause.</text:p>
      <text:p text:style-name="Text_20_body"><text:span text:style-name="Strong_20_Emphasis"><text:span text:style-name="T15">19</text:span></text:span><text:span text:style-name="Strong_20_Emphasis">. Governing law and arbitration</text:span></text:p>
      <text:p text:style-name="Text_20_body"><text:span text:style-name="T15">19</text:span>.1. Any relationships between the Parties to this Licence, including those related to its conclusion, existence, validity, interpretation, execution, breach, refusal to perform, or termination shall be governed by the UNIDROIT Principles of International Commercial Contracts (2016) and, with respect to issues not covered by such Principles, by the law of <text:span text:style-name="T10">Republic of Turkey</text:span>.</text:p>
      <text:p text:style-name="Text_20_body"><text:soft-page-break/><text:span text:style-name="T15">19</text:span>.2. In case of any inconsistency between the provisions of the UNIDROIT Principles and this Licence, this Licence shall prevail.</text:p>
      <text:p text:style-name="Text_20_body"/>
      <text:p text:style-name="Text_20_body"><text:span text:style-name="Emphasis">Last updated: </text:span><text:span text:style-name="Emphasis"><text:span text:style-name="T12">30</text:span></text:span><text:span text:style-name="Emphasis"> </text:span><text:span text:style-name="Emphasis"><text:span text:style-name="T12">April</text:span></text:span><text:span text:style-name="Emphasis"> 201</text:span><text:span text:style-name="Emphasis"><text:span text:style-name="T12">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3:55:08.310566710</meta:creation-date>
    <dc:date>2019-04-30T16:58:48.905348436</dc:date>
    <meta:editing-duration>PT2H17M16S</meta:editing-duration>
    <meta:editing-cycles>20</meta:editing-cycles>
    <meta:generator>LibreOffice/5.1.6.2$Linux_X86_64 LibreOffice_project/10m0$Build-2</meta:generator>
    <meta:document-statistic meta:table-count="1" meta:image-count="0" meta:object-count="0" meta:page-count="10" meta:paragraph-count="159" meta:word-count="4058" meta:character-count="24867" meta:non-whitespace-character-count="20960"/>
  </office:meta>
</office:document-meta>
</file>